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6cm"/>
    </style:style>
    <style:style style:name="co2" style:family="table-column">
      <style:table-column-properties fo:break-before="auto" style:column-width="4.944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1.7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6.108cm"/>
    </style:style>
    <style:style style:name="co9" style:family="table-column">
      <style:table-column-properties fo:break-before="auto" style:column-width="2.695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number:number-style style:name="N10000" number:language="hu" number:country="HU">
      <number:number number:min-integer-digits="1"/>
    </number:number-style>
    <style:style style:name="ce1" style:family="table-cell" style:parent-style-name="Default" style:data-style-name="N10000"/>
    <style:style style:name="ce2" style:family="table-cell" style:parent-style-name="Default" style:data-style-name="N50"/>
    <style:style style:name="T1" style:family="text">
      <style:text-properties fo:language="hu" fo:country="HU"/>
    </style:style>
  </office:automatic-styles>
  <office:body>
    <office:spreadsheet>
      <table:table table:name="Munkalap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ce2"/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- polygon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Alakzatok - poligo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1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Alakzatok 1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Alakzatok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nimal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Állato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ar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Autó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g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Bogara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Other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Cisco - Egyéb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Medi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Cisco - Médi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Product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Cisco - Termék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usual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Dominó - hagyományo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numbered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Dominó - számozott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1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Elektronika - alkatrészek 1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Elektronika - alkatrészek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3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Elektronika - alkatrészek 3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4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Elektronika - alkatrészek 4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circuit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Elektronika - áramkörö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sign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Elektronika - jel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gaug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Elektronika – mérőeszközö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eople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Ember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overlay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Építészet – burkolat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furnitur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Építészet – <text:span text:style-name="T1">bútorok</text:span>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uilding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Építészet – épület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athroom, kitch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Építészet – fürdőszoba, konyh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kitch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Építészet – konyh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windows, door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Építészet – nyílászáró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Folyamatábr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Folyamatábra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aun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Fotók – Élővilág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Building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Fotók - Épület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Plant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Fotók - Növény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tatu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Fotók - Szobro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Landscap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Fotók - Tája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iti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Fotók - Városo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lower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Fotók - Virágo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Therapeutics - general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Gyógyászat - általáno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Weather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Időjárá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Vehicl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Járműv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Jel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lue Ma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Kék ember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hemistry - Amino acid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table:style-name="ce1" office:value-type="string">
            <text:p><text:span text:style-name="T1">Kémia</text:span> - <text:span text:style-name="T1">Aminosavak</text:span>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sign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Logikai jel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gat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Logikai kapu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o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Logó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mili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Mosolyo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row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Nyila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1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Óra - 01 ór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2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Óra - 02 ór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3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Óra - 03 ór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4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Óra - 04 ór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5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Óra - 05 ór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6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Óra - 06 ór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7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Óra - 07 ór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8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Óra - 08 ór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9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Óra - 09 ór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0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Óra - 10 ór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1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Óra - 11 ór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2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Óra - 12 ór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neumatic - part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Pneumatika - alkatrész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general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Számítástechnika - általáno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Számítástechnika - hálózat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 devic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Számítástechnika - Hálózati elem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WIFI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Számítástechnika - WIFI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Number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Számo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 - danger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áblák - Veszély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bject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árgya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fric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Afrik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United States of Americ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Amerikai Egyesült Államo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ustrali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Ausztráli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si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Ázsi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outh Americ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Dél-Amerik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Európ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 1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Európa 1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Franciaország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 - countri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Franciaország - régió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gn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jel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anad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Kanad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ontinent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kontinens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East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Közel-Kelet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meric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Közép-Amerik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g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Középkor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exico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Mexikó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ncient tim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Ókor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mbol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rajzjel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history - 1900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történelem - 1900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World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Világ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rop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ermény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raction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ört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ag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Zászló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instrument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Zene - hangszer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sheet music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Zene - kott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pecial Pictogramm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Speciális piktogramo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elebratio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Fotók - Ünnep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oods and Drink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Fotók - Ételek és italo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HU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Human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HU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Fotók - Ember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Object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Fotók - Tárgya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pace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Fotók - Világűr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Travel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Fotók - Utazá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penOffice.org logo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OpenOffice.org logó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Religio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Vallá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ilding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Épület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Homepage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Honlap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llets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Felsorolásjel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27">2008.03.27</text:date>, <text:time>12:16:35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7-06-20T13:52:33</meta:creation-date>
    <dc:creator>Szalai Kálmán</dc:creator>
    <dc:date>2008-03-27T12:16:16</dc:date>
    <dc:language>en-US</dc:language>
    <meta:editing-cycles>4</meta:editing-cycles>
    <meta:editing-duration>PT11M31S</meta:editing-duration>
    <meta:user-defined meta:name="Info 1"/>
    <meta:user-defined meta:name="Info 2"/>
    <meta:user-defined meta:name="Info 3"/>
    <meta:user-defined meta:name="Info 4"/>
    <meta:document-statistic meta:table-count="1" meta:cell-count="1872"/>
  </office:meta>
</office:document-meta>
</file>